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A000001B2FE1C8BDA.jpg"/>
  <manifest:file-entry manifest:media-type="image/jpeg" manifest:full-path="Pictures/100000000000029D000002D87793117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draw:auto-grow-height="true" fo:min-height="15.286cm"/>
    </style:style>
    <style:style style:name="pr3" style:family="presentation" style:parent-style-name="Predefinito-outline1">
      <style:graphic-properties draw:fill="bitmap" draw:fill-image-name="Bitmape_20_1" fo:min-height="15.6cm"/>
    </style:style>
    <style:style style:name="pr4" style:family="presentation" style:parent-style-name="Predefinito-notes">
      <style:graphic-properties draw:fill-color="#ffffff" draw:auto-grow-height="true" fo:min-height="13.364cm"/>
    </style:style>
    <style:style style:name="pr5" style:family="presentation" style:parent-style-name="Predefinito-outline1">
      <style:graphic-properties draw:auto-grow-height="true" fo:min-height="13.859cm"/>
    </style:style>
    <style:style style:name="pr6" style:family="presentation" style:parent-style-name="Predefinito-outline1">
      <style:graphic-properties draw:fill="bitmap" draw:fill-image-name="Bitmape_20_4" fo:min-height="11.2cm"/>
    </style:style>
    <style:style style:name="P1" style:family="paragraph">
      <style:text-properties fo:color="#ff3333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BACKACHE</text:span></text:p>
          </draw:text-box>
        </draw:frame>
        <draw:frame presentation:style-name="pr2" draw:text-style-name="P3" draw:layer="layout" svg:width="12.296cm" svg:height="15.286cm" svg:x="1.4cm" svg:y="4.914cm" presentation:class="outline" presentation:user-transformed="true">
          <draw:text-box>
            <text:p text:style-name="P2"><text:span text:style-name="T2">This is a painful symptom which affects about 8 out of 10 people, men and women equally. </text:span></text:p>
            <text:p text:style-name="P2"><text:span text:style-name="T2">Further studies have implicated sitting for long periods without interruption has been shown to cause backache.</text:span></text:p>
            <text:p text:style-name="P2"><text:span text:style-name="T2">It can even creates muscle dysfunction.</text:span></text:p>
            <text:p text:style-name="P2"><text:span text:style-name="T2">But the main problem is that backache is esponentially growing up in our society.</text:span></text:p>
          </draw:text-box>
        </draw:frame>
        <draw:frame presentation:style-name="pr3" draw:layer="layout" svg:width="13.2cm" svg:height="15.6cm" svg:x="14cm" svg:y="4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SOLUTION</text:span></text:p>
          </draw:text-box>
        </draw:frame>
        <draw:frame presentation:style-name="pr5" draw:text-style-name="P4" draw:layer="layout" svg:width="12.296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>That's why we decided to help you creating a revolutionary device which can save your spine and constantly check your posture.</text:span></text:p>
                <text:p><text:span text:style-name="T3">Discrete</text:span></text:p>
                <text:p><text:span text:style-name="T3">Simple</text:span></text:p>
                <text:p><text:span text:style-name="T3">This smart device will alerts you whenever you get a wrong posture with a small and soft vibration.</text:span></text:p>
              </text:list-header>
            </text:list>
          </draw:text-box>
        </draw:frame>
        <draw:frame presentation:style-name="pr6" draw:layer="layout" svg:width="10.8cm" svg:height="11.2cm" svg:x="15.4cm" svg:y="5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fill-image draw:name="Bitmape_20_1" draw:display-name="Bitmape 1" xlink:href="Pictures/100000000000029D000002D877931172.jpg" xlink:type="simple" xlink:show="embed" xlink:actuate="onLoad"/>
    <draw:fill-image draw:name="Bitmape_20_4" draw:display-name="Bitmape 4" xlink:href="Pictures/100000000000028A000001B2FE1C8BDA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Cyan_20_Gradient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yan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01T09:07:29.51</meta:creation-date>
    <meta:editing-duration>PT5M22S</meta:editing-duration>
    <meta:editing-cycles>3</meta:editing-cycles>
    <dc:date>2016-06-01T11:07:20.86</dc:date>
    <meta:generator>OpenOffice/4.1.1$Win32 OpenOffice.org_project/411m6$Build-9775</meta:generator>
    <meta:document-statistic meta:object-count="31"/>
  </office:meta>
</office:document-meta>
</file>